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>
      <style:graphic-properties draw:fill="none" draw:stroke="dash" draw:stroke-dash="a380" svg:stroke-width="0.02083in" svg:stroke-color="#000000" draw:marker-end="a381" svg:stroke-opacity="100%" draw:stroke-linejoin="round" svg:stroke-linecap="butt"/>
    </style:style>
    <style:style style:family="graphic" style:name="a385">
      <style:graphic-properties draw:fill="none" draw:stroke="dash" draw:stroke-dash="a383" svg:stroke-width="0.02083in" svg:stroke-color="#000000" draw:marker-end="a384" svg:stroke-opacity="100%" draw:stroke-linejoin="round" svg:stroke-linecap="butt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none" draw:stroke="dash" draw:stroke-dash="a386" svg:stroke-width="0.02083in" svg:stroke-color="#000000" draw:marker-start="a387" draw:marker-end="a388" svg:stroke-opacity="100%" draw:stroke-linejoin="round" svg:stroke-linecap="butt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>
      <style:graphic-properties draw:fill="none" draw:stroke="dash" draw:stroke-dash="a357" svg:stroke-width="0.02083in" svg:stroke-color="#000000" draw:marker-start="a358" svg:stroke-opacity="100%" draw:stroke-linejoin="round" svg:stroke-linecap="butt"/>
    </style:style>
    <style:style style:family="graphic" style:name="a409">
      <style:graphic-properties draw:fill="none" draw:stroke="dash" draw:stroke-dash="a406" svg:stroke-width="0.02083in" svg:stroke-color="#000000" draw:marker-start="a407" draw:marker-end="a408" svg:stroke-opacity="100%" draw:stroke-linejoin="round" svg:stroke-linecap="butt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g draw:name="Group 38" draw:id="id63">
          <svg:title/>
          <svg:desc/>
          <draw:connector draw:type="line" svg:x1="2.54863in" svg:y1="1.5444in" draw:start-shape="id79" draw:start-glue-point="2" svg:x2="2.54863in" svg:y2="4.86033in" draw:end-shape="id80" draw:end-glue-point="0" draw:id="id81" draw:style-name="a409" draw:name="Straight Arrow Connector 35">
            <svg:title/>
            <svg:desc/>
          </draw:connector>
          <draw:custom-shape svg:x="1.56438in" svg:y="2.25601in" svg:width="1.9685in" svg:height="0.59055in" draw:id="id82" draw:style-name="a413" draw:name="Rectangle: Rounded Corners 6">
            <svg:title/>
            <svg:desc/>
            <text:p text:style-name="a412" text:class-names="" text:cond-style-name=""><text:span text:style-name="a410" text:class-names="">ICommandMiddleware</text:span><text:span text:style-name="a41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6438in" svg:y="3.55817in" svg:width="1.9685in" svg:height="0.59055in" draw:id="id83" draw:style-name="a417" draw:name="Rectangle: Rounded Corners 7">
            <svg:title/>
            <svg:desc/>
            <text:p text:style-name="a416" text:class-names="" text:cond-style-name=""><text:span text:style-name="a414" text:class-names="">ICommandMiddleware</text:span><text:span text:style-name="a41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6438in" svg:y="4.86033in" svg:width="1.9685in" svg:height="0.59055in" draw:id="id80" draw:style-name="a421" draw:name="Rectangle: Rounded Corners 10">
            <svg:title/>
            <svg:desc/>
            <text:p text:style-name="a420" text:class-names="" text:cond-style-name=""><text:span text:style-name="a418" text:class-names="">ICommandHandler</text:span><text:span text:style-name="a41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6438in" svg:y="0.95385in" svg:width="1.9685in" svg:height="0.59055in" draw:id="id79" draw:style-name="a425" draw:name="Rectangle: Rounded Corners 16">
            <svg:title/>
            <svg:desc/>
            <text:p text:style-name="a424" text:class-names="" text:cond-style-name=""><text:span text:style-name="a422" text:class-names="">Mediator</text:span><text:span text:style-name="a42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40" draw:id="id64">
          <svg:title/>
          <svg:desc/>
          <draw:connector draw:type="line" svg:x1="10.7847in" svg:y1="1.5444in" draw:start-shape="id74" draw:start-glue-point="2" svg:x2="10.7847in" svg:y2="4.86033in" draw:end-shape="id75" draw:end-glue-point="0" draw:id="id76" draw:style-name="a389" draw:name="Straight Arrow Connector 32">
            <svg:title/>
            <svg:desc/>
          </draw:connector>
          <draw:custom-shape svg:x="9.80045in" svg:y="2.25601in" svg:width="1.9685in" svg:height="0.59055in" draw:id="id77" draw:style-name="a393" draw:name="Rectangle: Rounded Corners 8">
            <svg:title/>
            <svg:desc/>
            <text:p text:style-name="a392" text:class-names="" text:cond-style-name=""><text:span text:style-name="a390" text:class-names="">IQueryMiddleware</text:span><text:span text:style-name="a39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80045in" svg:y="3.55817in" svg:width="1.9685in" svg:height="0.59055in" draw:id="id78" draw:style-name="a397" draw:name="Rectangle: Rounded Corners 9">
            <svg:title/>
            <svg:desc/>
            <text:p text:style-name="a396" text:class-names="" text:cond-style-name=""><text:span text:style-name="a394" text:class-names="">IQueryMiddleware</text:span><text:span text:style-name="a39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80045in" svg:y="4.86033in" svg:width="1.9685in" svg:height="0.59055in" draw:id="id75" draw:style-name="a401" draw:name="Rectangle: Rounded Corners 11">
            <svg:title/>
            <svg:desc/>
            <text:p text:style-name="a400" text:class-names="" text:cond-style-name=""><text:span text:style-name="a398" text:class-names="">IQueryHandler</text:span><text:span text:style-name="a39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80045in" svg:y="0.95385in" svg:width="1.9685in" svg:height="0.59055in" draw:id="id74" draw:style-name="a405" draw:name="Rectangle: Rounded Corners 17">
            <svg:title/>
            <svg:desc/>
            <text:p text:style-name="a404" text:class-names="" text:cond-style-name=""><text:span text:style-name="a402" text:class-names="">Mediator</text:span><text:span text:style-name="a40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39" draw:id="id65">
          <svg:title/>
          <svg:desc/>
          <draw:connector draw:type="line" svg:x1="6.66667in" svg:y1="1.5444in" draw:start-shape="id66" draw:start-glue-point="2" svg:x2="6.66667in" svg:y2="4.38145in" draw:id="id67" draw:style-name="a359" draw:name="Straight Arrow Connector 24">
            <svg:title/>
            <svg:desc/>
          </draw:connector>
          <draw:custom-shape svg:x="5.68241in" svg:y="0.95385in" svg:width="1.9685in" svg:height="0.59055in" draw:id="id66" draw:style-name="a363" draw:name="Rectangle: Rounded Corners 1">
            <svg:title/>
            <svg:desc/>
            <text:p text:style-name="a362" text:class-names="" text:cond-style-name=""><text:span text:style-name="a360" text:class-names="">Mediator</text:span><text:span text:style-name="a36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68241in" svg:y="2.25601in" svg:width="1.9685in" svg:height="0.59055in" draw:id="id68" draw:style-name="a367" draw:name="Rectangle: Rounded Corners 2">
            <svg:title/>
            <svg:desc/>
            <text:p text:style-name="a366" text:class-names="" text:cond-style-name=""><text:span text:style-name="a364" text:class-names="">IEventMiddleware</text:span><text:span text:style-name="a36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68241in" svg:y="3.55817in" svg:width="1.9685in" svg:height="0.59055in" draw:id="id69" draw:style-name="a371" draw:name="Rectangle: Rounded Corners 3">
            <svg:title/>
            <svg:desc/>
            <text:p text:style-name="a370" text:class-names="" text:cond-style-name=""><text:span text:style-name="a368" text:class-names="">IEventMiddleware</text:span><text:span text:style-name="a36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97436in" svg:y="4.86033in" svg:width="1.9685in" svg:height="0.59055in" draw:id="id70" draw:style-name="a375" draw:name="Rectangle: Rounded Corners 4">
            <svg:title/>
            <svg:desc/>
            <text:p text:style-name="a374" text:class-names="" text:cond-style-name=""><text:span text:style-name="a372" text:class-names="">IEventHandler</text:span><text:span text:style-name="a37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4575in" svg:y="4.86033in" svg:width="1.9685in" svg:height="0.59055in" draw:id="id71" draw:style-name="a379" draw:name="Rectangle: Rounded Corners 5">
            <svg:title/>
            <svg:desc/>
            <text:p text:style-name="a378" text:class-names="" text:cond-style-name=""><text:span text:style-name="a376" text:class-names="">IEventHandler</text:span><text:span text:style-name="a37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type="line" svg:x1="6.66667in" svg:y1="4.38145in" svg:x2="7.95861in" svg:y2="4.86033in" draw:end-shape="id70" draw:end-glue-point="0" draw:id="id72" draw:style-name="a382" draw:name="Straight Arrow Connector 25">
            <svg:title/>
            <svg:desc/>
          </draw:connector>
          <draw:connector draw:type="line" svg:x1="6.66667in" svg:y1="4.38145in" svg:x2="5.44175in" svg:y2="4.86033in" draw:end-shape="id71" draw:end-glue-point="0" draw:id="id73" draw:style-name="a385" draw:name="Straight Arrow Connector 29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7" svg:viewBox="0 0 20 30" svg:d="m10 0-10 30h20z"/>
    <draw:marker draw:name="a358" svg:viewBox="0 0 20 30" svg:d="m10 0-10 30h20z"/>
    <draw:marker draw:name="a408" svg:viewBox="0 0 20 30" svg:d="m10 0-10 30h20z"/>
    <draw:marker draw:name="a387" svg:viewBox="0 0 20 30" svg:d="m10 0-10 30h20z"/>
    <draw:marker draw:name="a381" svg:viewBox="0 0 20 30" svg:d="m10 0-10 30h20z"/>
    <draw:marker draw:name="a388" svg:viewBox="0 0 20 30" svg:d="m10 0-10 30h20z"/>
    <draw:marker draw:name="a384" svg:viewBox="0 0 20 30" svg:d="m10 0-10 30h20z"/>
    <draw:stroke-dash draw:name="a357" draw:display-name="Dash" draw:style="rect" draw:dots1="1" draw:dots1-length="0.0625in" draw:dots2="0" draw:dots2-length="0in" draw:distance="0.0625in"/>
    <draw:stroke-dash draw:name="a386" draw:display-name="Dash" draw:style="rect" draw:dots1="1" draw:dots1-length="0.0625in" draw:dots2="0" draw:dots2-length="0in" draw:distance="0.0625in"/>
    <draw:stroke-dash draw:name="a380" draw:display-name="Dash" draw:style="rect" draw:dots1="1" draw:dots1-length="0.0625in" draw:dots2="0" draw:dots2-length="0in" draw:distance="0.0625in"/>
    <draw:stroke-dash draw:name="a383" draw:display-name="Dash" draw:style="rect" draw:dots1="1" draw:dots1-length="0.0625in" draw:dots2="0" draw:dots2-length="0in" draw:distance="0.0625in"/>
    <draw:stroke-dash draw:name="a406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08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08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08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08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08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08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08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08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08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08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08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08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Pedro Simões</dc:creator>
    <meta:creation-date>2017-08-19T14:14:08Z</meta:creation-date>
    <dc:date>2017-08-21T20:46:50Z</dc:date>
    <meta:editing-cycles>1</meta:editing-cycles>
    <meta:editing-duration>PT2492S</meta:editing-duration>
    <meta:document-statistic meta:paragraph-count="13" meta:word-count="13"/>
  </office:meta>
</office:document-meta>
</file>